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6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use-window-font-color="true" style:font-name="Times New Roman" fo:font-weight="normal" fo:language="pt" fo:country="BR" style:language-asian="en" style:country-asian="US" style:language-complex="ar" style:country-complex="SA" style:font-name-complex="Times New Roman" style:font-weight-complex="normal"/>
    </style:style>
    <style:style style:name="T2" style:family="text">
      <style:text-properties style:use-window-font-color="true" style:font-name="Times New Roman" fo:font-weight="normal" fo:language="pt" fo:country="BR" style:language-asian="en" style:country-asian="US" style:language-complex="ar" style:country-complex="SA" style:font-name-complex="Times New Roman" style:font-weight-complex="normal" style:text-position="sub 58%"/>
    </style:style>
    <style:style style:name="T3" style:family="text">
      <style:text-properties style:language-asian="en" style:country-asian="US" style:language-complex="ar" style:country-complex="SA" style:font-name="Calibri" style:font-name-complex="Calibri"/>
    </style:style>
    <style:style style:name="T4" style:family="text">
      <style:text-properties style:language-asian="en" style:country-asian="US" style:language-complex="ar" style:country-complex="SA" style:use-window-font-color="true" style:font-name="Times New Roman" fo:font-weight="normal" fo:language="pt" fo:country="BR" style:font-name-complex="Times New Roman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7" table:default-cell-style-name="Default"/>
        <table:table-row table:style-name="ro1">
          <table:table-cell table:style-name="ce6" office:value-type="string" calcext:value-type="string" table:number-columns-spanned="7" table:number-rows-spanned="8">
            <text:p><text:span text:style-name="T1">Em um experimento em blocos casualizados com 4 repetições, no esquema</text:span></text:p>
            <text:p><text:span text:style-name="T1"> fatorial 2x3 foi avaliado o efeito de 2 variedades de cana-de-açúcar (V</text:span><text:span text:style-name="T2">1</text:span><text:span text:style-name="T1"> e V</text:span><text:span text:style-name="T2">2</text:span><text:span text:style-name="T1">)</text:span></text:p>
            <text:p><text:span text:style-name="T1"> E 3 tipos de inoculantes (I</text:span><text:span text:style-name="T2">1</text:span><text:span text:style-name="T1">, I</text:span><text:span text:style-name="T2">2</text:span><text:span text:style-name="T1"> e I</text:span><text:span text:style-name="T2">3</text:span><text:span text:style-name="T1">) quanto a peso do colmo</text:span><text:span text:style-name="T3"> </text:span><text:span text:style-name="T4">(ton/ha).</text:span></text:p>
          </table:table-cell>
          <table:covered-table-cell table:number-columns-repeated="6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  <table:table-row table:style-name="ro1">
          <table:covered-table-cell table:number-columns-repeated="7"/>
        </table:table-row>
      </table:table>
      <table:table table:name="Planilha2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bloco</text:p>
          </table:table-cell>
          <table:table-cell office:value-type="string" calcext:value-type="string">
            <text:p>resp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38.1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6.0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67.7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3.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3.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17.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4.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0.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6.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5.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31.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2.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47.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3.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7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42.6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1.20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452.5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96.9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8.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2.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6.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374.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63.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 style:data-style-name="N2" text:time-value="08:27:20.5761919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8:07:36.711000000</meta:creation-date>
    <dc:date>2025-09-30T08:28:50.852933900</dc:date>
    <meta:editing-duration>PT3M56S</meta:editing-duration>
    <meta:editing-cycles>4</meta:editing-cycles>
    <meta:generator>LibreOffice/25.2.5.2$Windows_X86_64 LibreOffice_project/03d19516eb2e1dd5d4ccd751a0d6f35f35e08022</meta:generator>
    <meta:document-statistic meta:table-count="2" meta:cell-count="101" meta:object-count="0"/>
  </office:meta>
</office:document-meta>
</file>